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41038d"/>
    </style:style>
    <style:style style:name="P3" style:family="paragraph" style:parent-style-name="Standard">
      <style:text-properties fo:font-size="16pt" officeooo:rsid="00314ae7" officeooo:paragraph-rsid="001dfa2a"/>
    </style:style>
    <style:style style:name="P4" style:family="paragraph" style:parent-style-name="Standard">
      <style:text-properties fo:font-size="16pt" officeooo:rsid="00203153" officeooo:paragraph-rsid="001dfa2a"/>
    </style:style>
    <style:style style:name="P5" style:family="paragraph" style:parent-style-name="Standard">
      <style:text-properties fo:font-size="16pt" officeooo:rsid="00172e84" officeooo:paragraph-rsid="001dfa2a"/>
    </style:style>
    <style:style style:name="P6" style:family="paragraph" style:parent-style-name="Standard">
      <style:text-properties fo:font-size="16pt" officeooo:rsid="003124e8" officeooo:paragraph-rsid="001dfa2a"/>
    </style:style>
    <style:style style:name="P7" style:family="paragraph" style:parent-style-name="Standard">
      <style:text-properties fo:font-size="16pt" officeooo:rsid="0019d276" officeooo:paragraph-rsid="001dfa2a"/>
    </style:style>
    <style:style style:name="P8" style:family="paragraph" style:parent-style-name="Standard">
      <style:text-properties fo:font-size="16pt" officeooo:rsid="002db7fa" officeooo:paragraph-rsid="001dfa2a"/>
    </style:style>
    <style:style style:name="P9" style:family="paragraph" style:parent-style-name="Standard">
      <style:text-properties fo:font-size="16pt" officeooo:rsid="002ef0d7" officeooo:paragraph-rsid="002ef0d7"/>
    </style:style>
    <style:style style:name="P10" style:family="paragraph" style:parent-style-name="Standard">
      <style:text-properties fo:font-size="16pt" officeooo:rsid="002ef0d7" officeooo:paragraph-rsid="003f553c"/>
    </style:style>
    <style:style style:name="P11" style:family="paragraph" style:parent-style-name="Standard">
      <style:text-properties fo:font-size="16pt" officeooo:rsid="00254052" officeooo:paragraph-rsid="0041038d"/>
    </style:style>
    <style:style style:name="P12" style:family="paragraph" style:parent-style-name="Standard">
      <style:text-properties fo:font-size="16pt" officeooo:rsid="00e254b1" officeooo:paragraph-rsid="00e254b1"/>
    </style:style>
    <style:style style:name="P13" style:family="paragraph" style:parent-style-name="Standard">
      <style:text-properties fo:font-size="16pt" officeooo:rsid="01082c7a" officeooo:paragraph-rsid="0113dca6" style:font-size-asian="16pt" style:font-size-complex="16pt"/>
    </style:style>
    <style:style style:name="P14" style:family="paragraph" style:parent-style-name="Standard">
      <style:text-properties fo:font-size="16pt" officeooo:rsid="00f88ae2" officeooo:paragraph-rsid="00e254b1"/>
    </style:style>
    <style:style style:name="P15" style:family="paragraph" style:parent-style-name="Standard">
      <style:text-properties fo:font-size="16pt" officeooo:rsid="01107aad" officeooo:paragraph-rsid="011c371a"/>
    </style:style>
    <style:style style:name="P16" style:family="paragraph" style:parent-style-name="Standard">
      <style:text-properties fo:font-size="16pt" officeooo:rsid="0111df38" officeooo:paragraph-rsid="0111df38"/>
    </style:style>
    <style:style style:name="P17" style:family="paragraph" style:parent-style-name="Standard">
      <style:text-properties fo:font-size="16pt" officeooo:rsid="01187746" officeooo:paragraph-rsid="01187746"/>
    </style:style>
    <style:style style:name="P18" style:family="paragraph" style:parent-style-name="Standard">
      <style:text-properties fo:font-size="16pt" officeooo:rsid="011c371a" officeooo:paragraph-rsid="011c371a"/>
    </style:style>
    <style:style style:name="P19" style:family="paragraph" style:parent-style-name="Standard">
      <style:text-properties fo:font-size="16pt" officeooo:rsid="011e3704" officeooo:paragraph-rsid="011e3704"/>
    </style:style>
    <style:style style:name="P20" style:family="paragraph" style:parent-style-name="Standard">
      <style:text-properties fo:font-size="16pt" officeooo:rsid="00fb18f0" officeooo:paragraph-rsid="00f967fc"/>
    </style:style>
    <style:style style:name="P21" style:family="paragraph" style:parent-style-name="Standard">
      <style:text-properties fo:font-size="16pt" officeooo:rsid="01288bb6" officeooo:paragraph-rsid="01288bb6"/>
    </style:style>
    <style:style style:name="P22" style:family="paragraph" style:parent-style-name="Standard">
      <style:text-properties fo:font-size="16pt" officeooo:rsid="012b33b4" officeooo:paragraph-rsid="012b33b4"/>
    </style:style>
    <style:style style:name="P23" style:family="paragraph" style:parent-style-name="Standard">
      <style:text-properties fo:font-size="16pt" officeooo:rsid="012cf284" officeooo:paragraph-rsid="012cf284"/>
    </style:style>
    <style:style style:name="P24" style:family="paragraph" style:parent-style-name="Standard">
      <style:text-properties fo:font-size="16pt" officeooo:rsid="012e57a9" officeooo:paragraph-rsid="012e57a9"/>
    </style:style>
    <style:style style:name="P25" style:family="paragraph" style:parent-style-name="Standard">
      <style:text-properties fo:font-size="16pt" officeooo:rsid="012f68fe" officeooo:paragraph-rsid="012f68fe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377d" officeooo:paragraph-rsid="010e3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0131" officeooo:paragraph-rsid="010f0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89e6f" officeooo:paragraph-rsid="01189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93c" officeooo:paragraph-rsid="011fa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font-size="16pt" officeooo:rsid="012fcc71" officeooo:paragraph-rsid="012fcc71"/>
    </style:style>
    <style:style style:name="P32" style:family="paragraph" style:parent-style-name="Standard">
      <style:text-properties fo:font-size="16pt" officeooo:rsid="01318bdc" officeooo:paragraph-rsid="01318bdc"/>
    </style:style>
    <style:style style:name="T1" style:family="text">
      <style:text-properties officeooo:rsid="0021a015"/>
    </style:style>
    <style:style style:name="T2" style:family="text">
      <style:text-properties officeooo:rsid="003f553c"/>
    </style:style>
    <style:style style:name="T3" style:family="text">
      <style:text-properties officeooo:rsid="011b5f00"/>
    </style:style>
    <style:style style:name="T4" style:family="text">
      <style:text-properties officeooo:rsid="011fc6a9"/>
    </style:style>
    <style:style style:name="T5" style:family="text">
      <style:text-properties officeooo:rsid="0126e31a"/>
    </style:style>
    <style:style style:name="T6" style:family="text">
      <style:text-properties officeooo:rsid="0129e41f"/>
    </style:style>
    <style:style style:name="T7" style:family="text">
      <style:text-properties officeooo:rsid="012cba41"/>
    </style:style>
    <style:style style:name="T8" style:family="text">
      <style:text-properties officeooo:rsid="012e57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Solution</text:span> to Beal's Conjecture</text:p>
      <text:p text:style-name="P8"/>
      <text:p text:style-name="P8"><text:tab/><text:tab/><text:tab/><text:tab/><text:span text:style-name="T2">Abstract</text:span></text:p>
      <text:p text:style-name="P19">This document, tries to resolve a solution by bruteforcing all possible solutions, using the concepts of even and odd numbers. </text:p>
      <text:p text:style-name="P19">First, the problem deals with A^x , this is A*A*A…., since odd numbers, and even numbers, multiplying by them self, always remain odd or even. So for parity concerns, we can just take A and B and C.</text:p>
      <text:p text:style-name="P19">Then just use the properties of parity numbers, (in the table below), and check if there is a commond factor. <text:span text:style-name="T4">To check for common factors, the parity must be equal in all checks (even or odd, for example in table number 3 they are all even and so, common factor of 2.</text:span></text:p>
      <text:p text:style-name="P10"/>
      <text:p text:style-name="P2"/>
      <text:p text:style-name="P11"><text:tab/><text:tab/><text:tab/><text:tab/><text:tab/>Beal’s conjecture</text:p>
      <text:p text:style-name="P2">If A^x + B^y = C^z , where A, B, C, x, y and z are positive integers and x, y and z are all greater than 2, then A, B and C must have a common prime factor.</text:p>
      <text:p text:style-name="P9"/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D1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A ^x</text:p>
          </table:table-cell>
          <table:table-cell table:style-name="Table1.A2" office:value-type="string">
            <text:p text:style-name="P27">B^y</text:p>
          </table:table-cell>
          <table:table-cell table:style-name="Table1.D2" office:value-type="string">
            <text:p text:style-name="P27">C^z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7">Even</text:p>
          </table:table-cell>
          <table:table-cell table:style-name="Table1.A2" office:value-type="string">
            <text:p text:style-name="P27">Odd</text:p>
          </table:table-cell>
          <table:table-cell table:style-name="Table1.D2" office:value-type="string">
            <text:p text:style-name="P27">Odd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9">Odd</text:p>
          </table:table-cell>
          <table:table-cell table:style-name="Table1.A2" office:value-type="string">
            <text:p text:style-name="P29">Even</text:p>
          </table:table-cell>
          <table:table-cell table:style-name="Table1.D2" office:value-type="string">
            <text:p text:style-name="P29">Odd</text:p>
          </table:table-cell>
        </table:table-row>
        <table:table-row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27">Even</text:p>
          </table:table-cell>
          <table:table-cell table:style-name="Table1.A2" office:value-type="string">
            <text:p text:style-name="P27">Even</text:p>
          </table:table-cell>
          <table:table-cell table:style-name="Table1.D2" office:value-type="string">
            <text:p text:style-name="P27">Even</text:p>
          </table:table-cell>
        </table:table-row>
        <table:table-row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7">Odd</text:p>
          </table:table-cell>
          <table:table-cell table:style-name="Table1.A2" office:value-type="string">
            <text:p text:style-name="P27">Odd</text:p>
          </table:table-cell>
          <table:table-cell table:style-name="Table1.D2" office:value-type="string">
            <text:p text:style-name="P27">Even</text:p>
          </table:table-cell>
        </table:table-row>
      </table:table>
      <text:p text:style-name="P14"/>
      <text:p text:style-name="P20"/>
      <text:p text:style-name="P20"/>
      <text:p text:style-name="P21">S</text:p>
      <text:p text:style-name="P32"/>
      <text:p text:style-name="P32"/>
      <text:p text:style-name="P31"/>
      <text:p text:style-name="P22">para forca bruta, usar o pcf do python, com o even e o odd, pois é preciso que isso ocorra bem como o proximo odd <text:span text:style-name="T7">(bom para testar)</text:span></text:p>
      <text:p text:style-name="P23">minimo odd2 ?</text:p>
      <text:p text:style-name="P23">Even = odd1+odd2</text:p>
      <text:p text:style-name="P23"/>
      <text:p text:style-name="P23">odd2= prime number <text:span text:style-name="T8">(3) </text:span><text:s/>exp = 3 (dado a conjectura)</text:p>
      <text:p text:style-name="P24"><text:soft-page-break/>odd1 = prime number (qq um) exp=minimio 3</text:p>
      <text:p text:style-name="P25">odd1 + odd2 =&gt; tem de ser divisivel por 2</text:p>
      <text:p text:style-name="P21"/>
      <text:p text:style-name="P17">To have a common prime factor→ (A =Even,B=even,C=even) the only solution is even for every element, <text:span text:style-name="T3">since odd numbers can’t be even and even can’t be odd</text:span></text:p>
      <text:p text:style-name="P17"/>
      <text:p text:style-name="P18">So the conjecture is wrong..for example for A=Even, and B=odd and C=odd <text:span text:style-name="T5">(factors 2 and others not 2)</text:span></text:p>
      <text:p text:style-name="P15"/>
      <text:p text:style-name="P13"/>
      <text:p text:style-name="P16">keyword</text:p>
      <text:p text:style-name="P3">Beal’s conjecture,divisors,primes,multiple</text:p>
      <text:p text:style-name="P1"/>
      <text:p text:style-name="P4"/>
      <text:p text:style-name="P5">Andre Albergaria Coelho</text:p>
      <text:p text:style-name="P6"><text:a xlink:type="simple" xlink:href="mailto:fc26887@alunos.fc.ul.pt" text:style-name="Internet_20_link" text:visited-style-name="Visited_20_Internet_20_Link">fc26887@alunos.fc.ul.pt</text:a></text:p>
      <text:p text:style-name="P6"/>
      <text:p text:style-name="P7"><text:span text:style-name="T1">References</text:span>:</text:p>
      <text:p text:style-name="P7"><text:a xlink:type="simple" xlink:href="https://en.wikipedia.org/wiki/Divisor" text:style-name="Internet_20_link" text:visited-style-name="Visited_20_Internet_20_Link">https://en.wikipedia.org/wiki/Divisor</text:a></text:p>
      <text:p text:style-name="P7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7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officeooo:rsid="00e254b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6-20T00:28:08.587070193</dc:date>
    <meta:editing-duration>P2DT32M17S</meta:editing-duration>
    <meta:editing-cycles>226</meta:editing-cycles>
    <meta:generator>LibreOffice/6.1.5.2$Linux_X86_64 LibreOffice_project/10$Build-2</meta:generator>
    <meta:document-statistic meta:table-count="1" meta:image-count="0" meta:object-count="0" meta:page-count="2" meta:paragraph-count="43" meta:word-count="295" meta:character-count="1668" meta:non-whitespace-character-count="1402"/>
  </office:meta>
</office:document-meta>
</file>